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Radu-Corneliu Marin</text:p>
          </table:table-cell>
          <table:table-cell office:value-type="string">
            <text:p>2, 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Bobonete Lavinia</text:p>
          </table:table-cell>
          <table:table-cell office:value-type="string">
            <text:p>2, 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Andrei Danescu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Catalin Fratila</text:p>
          </table:table-cell>
          <table:table-cell office:value-type="string">
            <text:p>2, 3, 4, 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Toader Cosmin</text:p>
          </table:table-cell>
          <table:table-cell office:value-type="string">
            <text:p>2, 3, 4, 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Barca Cristian</text:p>
          </table:table-cell>
          <table:table-cell office:value-type="string">
            <text:p>3, 4, 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Adrian Scoică</text:p>
          </table:table-cell>
          <table:table-cell office:value-type="string">
            <text:p>3, 4, 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Laura Vasilescu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Voiculescu Rafaela</text:p>
          </table:table-cell>
          <table:table-cell office:value-type="string">
            <text:p>1, 2, 3, 4, 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Stefan Teleu</text:p>
          </table:table-cell>
          <table:table-cell office:value-type="string">
            <text:p>1, 2, 3, 4, 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Stefan-Dobrin Cosmin</text:p>
          </table:table-cell>
          <table:table-cell office:value-type="string">
            <text:p>1, 3, 4, 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Serban Andra-Elena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Cardei Claudia</text:p>
          </table:table-cell>
          <table:table-cell office:value-type="string">
            <text:p>1, 2, 3, 4, 5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Stefan-Dobrin Cosmin</text:p>
          </table:table-cell>
          <table:table-cell office:value-type="string">
            <text:p>1, 3, 4, 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Balasa Adela</text:p>
          </table:table-cell>
          <table:table-cell office:value-type="string">
            <text:p>3, 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Cristian Chilipirea 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Radu-Ioan Ciobanu</text:p>
          </table:table-cell>
          <table:table-cell office:value-type="string">
            <text:p>1, 2, 3, 4, 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Socea Raluca</text:p>
          </table:table-cell>
          <table:table-cell office:value-type="string">
            <text:p>1, 3, 4, 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Gosu Valentin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Oprisan Andreea</text:p>
          </table:table-cell>
          <table:table-cell office:value-type="string">
            <text:p>1, 3, 4, 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Caragea Radu</text:p>
          </table:table-cell>
          <table:table-cell office:value-type="string">
            <text:p>2, 3, 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Andrei Maruseac</text:p>
          </table:table-cell>
          <table:table-cell office:value-type="string">
            <text:p>2, 3, 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Pirvan Anca</text:p>
          </table:table-cell>
          <table:table-cell office:value-type="string">
            <text:p>1, 3, 4, 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Buchir Elena</text:p>
          </table:table-cell>
          <table:table-cell office:value-type="string">
            <text:p>3, 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Radu-Corneliu Marin</text:p>
          </table:table-cell>
          <table:table-cell office:value-type="string">
            <text:p>2, 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Voinea Maria Anemona</text:p>
          </table:table-cell>
          <table:table-cell office:value-type="string">
            <text:p>2, 3, 4, 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Moscalenco Iulia</text:p>
          </table:table-cell>
          <table:table-cell office:value-type="string">
            <text:p>1, 2, 3, 4, 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Alexandru Asandei</text:p>
          </table:table-cell>
          <table:table-cell office:value-type="string">
            <text:p>2, 4, 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Mirica Emma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Lungu Adrian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Serban Radu</text:p>
          </table:table-cell>
          <table:table-cell office:value-type="string">
            <text:p>2, 3, 4, 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string">
            <text:p>Daniela Ene</text:p>
          </table:table-cell>
          <table:table-cell office:value-type="string">
            <text:p>1, 2, 4, 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string">
            <text:p>Suzana Vladescu</text:p>
          </table:table-cell>
          <table:table-cell office:value-type="string">
            <text:p>1, 3, 4, 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string">
            <text:p>Victor Cărbune 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string">
            <text:p>Petre Andreea Cristi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Anghel Andrei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string">
            <text:p>Alexandra Vintila</text:p>
          </table:table-cell>
          <table:table-cell office:value-type="string">
            <text:p>1, 2, 3, 4, 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Ciobanu Emilia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string">
            <text:p>Florin Pop</text:p>
          </table:table-cell>
          <table:table-cell office:value-type="string">
            <text:p>1, 2, 3, 4, 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string">
            <text:p>Leta Alexandra</text:p>
          </table:table-cell>
          <table:table-cell office:value-type="string">
            <text:p>4, 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string">
            <text:p>Ciprian Dobre</text:p>
          </table:table-cell>
          <table:table-cell office:value-type="string">
            <text:p>1, 3, 4, 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string">
            <text:p>Savin Cristina</text:p>
          </table:table-cell>
          <table:table-cell office:value-type="string">
            <text:p>3, 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string">
            <text:p>Caval Elena</text:p>
          </table:table-cell>
          <table:table-cell office:value-type="string">
            <text:p>4, 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string">
            <text:p>Sugarjav Battamir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string">
            <text:p><text:span text:style-name="T1">Beciu Andreea-Livia</text:span></text:p>
          </table:table-cell>
          <table:table-cell office:value-type="string">
            <text:p>3, 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string">
            <text:p>Adrian Bacircea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string">
            <text:p>Popescu Mihai </text:p>
          </table:table-cell>
          <table:table-cell office:value-type="string">
            <text:p>2, 3, 4, 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string">
            <text:p>Tiriplica Diana</text:p>
          </table:table-cell>
          <table:table-cell office:value-type="string">
            <text:p>2, 3, 4, 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" office:value-type="string">
            <text:p>Vasiu Oana</text:p>
          </table:table-cell>
          <table:table-cell office:value-type="string">
            <text:p>1, 2, 3, 4, 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" office:value-type="string">
            <text:p>Tibuleac Andrei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style-name="ce2" office:value-type="string">
            <text:p>Necula Gabriel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style-name="ce2" office:value-type="string">
            <text:p>Cristina Surdu</text:p>
          </table:table-cell>
          <table:table-cell office:value-type="string">
            <text:p>1, 3, 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string">
            <text:p>Ruxandra Csutak</text:p>
          </table:table-cell>
          <table:table-cell office:value-type="string">
            <text:p>4, 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2" office:value-type="string">
            <text:p><text:span text:style-name="T1">Alexandru Burghelea</text:span></text:p>
          </table:table-cell>
          <table:table-cell office:value-type="string">
            <text:p>1, 2, 3, 4, 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string">
            <text:p>Lungu Costin-Georg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style-name="ce2" office:value-type="string">
            <text:p>Saca Octavian</text:p>
          </table:table-cell>
          <table:table-cell office:value-type="string">
            <text:p>1, 3, 4, 5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/>
          <table:table-cell table:style-name="ce2"/>
          <table:table-cell/>
        </table:table-row>
        <table:table-row table:style-name="ro2" table:number-rows-repeated="104851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B5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20P0"/>
    </number:currency-style>
    <number:number-style style:name="N121P0" style:volatile="true">
      <number:text>lei </number:text>
      <number:number number:decimal-places="0" number:min-integer-digits="1" number:grouping="true"/>
      <number:text> </number:text>
    </number:number-style>
    <number:number-style style:name="N121P1" style:volatile="true">
      <number:text>lei (</number:text>
      <number:number number:decimal-places="0" number:min-integer-digits="1" number:grouping="true"/>
      <number:text>)</number:text>
    </number:number-style>
    <number:number-style style:name="N121P2" style:volatile="true">
      <number:text>lei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lei </number:text>
      <number:number number:decimal-places="2" number:min-integer-digits="1" number:grouping="true"/>
      <number:text> </number:text>
    </number:number-style>
    <number:number-style style:name="N123P1" style:volatile="true">
      <number:text>lei (</number:text>
      <number:number number:decimal-places="2" number:min-integer-digits="1" number:grouping="true"/>
      <number:text>)</number:text>
    </number:number-style>
    <number:number-style style:name="N123P2" style:volatile="true">
      <number:text>lei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Marin</meta:initial-creator>
    <meta:creation-date>2013-10-24T23:26:48</meta:creation-date>
    <dc:date>2013-10-25T00:50:12</dc:date>
    <dc:creator>Radu Marin</dc:creator>
    <meta:editing-duration>PT1H8M24S</meta:editing-duration>
    <meta:editing-cycles>2</meta:editing-cycles>
    <meta:generator>LibreOffice/3.5$Linux_X86_64 LibreOffice_project/350m1$Build-2</meta:generator>
    <meta:document-statistic meta:table-count="3" meta:cell-count="153" meta:object-count="0"/>
  </office:meta>
</office:document-meta>
</file>